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0H27M52.000S" table:style-name="ce9">
            <text:p>10:27:52</text:p>
          </table:table-cell>
          <table:table-cell office:value-type="string" table:style-name="ce12">
            <text:p>Last</text:p>
          </table:table-cell>
          <table:table-cell office:value-type="time" office:time-value="PT10H30M52.000S" table:style-name="ce9">
            <text:p>10:30:5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3.628571428571428" table:style-name="ce13">
            <text:p>14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2.542857142857152" table:style-name="ce14">
            <text:p>42.5</text:p>
          </table:table-cell>
          <table:table-cell office:value-type="float" office:value="8.9285714285714288" table:style-name="ce14">
            <text:p>8.9</text:p>
          </table:table-cell>
          <table:table-cell office:value-type="float" office:value="1.1285714285714283" table:style-name="ce14">
            <text:p>1.1</text:p>
          </table:table-cell>
          <table:table-cell office:value-type="float" office:value="47.4" table:style-name="ce14">
            <text:p>47.4</text:p>
          </table:table-cell>
          <table:table-cell office:value-type="float" office:value="51.471428571428575" table:style-name="ce14">
            <text:p>5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4" table:style-name="ce13">
            <text:p>3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4.400000000000006" table:style-name="ce14">
            <text:p>74.4</text:p>
          </table:table-cell>
          <table:table-cell office:value-type="float" office:value="17.100000000000001" table:style-name="ce14">
            <text:p>17.1</text:p>
          </table:table-cell>
          <table:table-cell office:value-type="float" office:value="7" table:style-name="ce14">
            <text:p>7.0</text:p>
          </table:table-cell>
          <table:table-cell office:value-type="float" office:value="99.7" table:style-name="ce14">
            <text:p>99.7</text:p>
          </table:table-cell>
          <table:table-cell office:value-type="float" office:value="84.100000000000009" table:style-name="ce14">
            <text:p>84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298H27M52.000S" table:style-name="ce9">
            <text:p>10:27:5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7488247145735392" table:style-name="ce14">
            <text:p>1.7</text:p>
          </table:table-cell>
          <table:table-cell office:value-type="float" office:value="1.9152" table:style-name="ce14">
            <text:p>1.9</text:p>
          </table:table-cell>
          <table:table-cell office:value-type="float" office:value="6.2025316455696213" table:style-name="ce14">
            <text:p>6.2</text:p>
          </table:table-cell>
          <table:table-cell office:value-type="float" office:value="2.1033755274261603" table:style-name="ce14">
            <text:p>2.1</text:p>
          </table:table-cell>
          <table:table-cell office:value-type="float" office:value="1.6339161809603109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2.701999999999984" table:style-name="ce13">
            <text:p>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44.19200000000004" table:style-name="ce13">
            <text:p>14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50420272969374147" table:style-name="ce14">
            <text:p>0.5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13T00:00:00" table:style-name="ce5">
            <text:p>13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27.510S" table:style-name="ce6">
            <text:p>00:10: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8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53453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958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897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422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18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0553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669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18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672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729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054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2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7709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9362 0 6427 1105821 6200 0 176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0352 0 1485 274787 2280 0 74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9526 0 2150 276538 1473 0 43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0879 0 1789 275982 861 0 28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8602 0 1001 278513 1585 0 30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71407 50 376 0 0 0 0 2 0 1 0 0 0 264 0 14952 72 0 0 0 0 0 0 0 22 0 0 0 0 0 0 0 0 5581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583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4290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802760 0 238287 13181 3290783 14993 0 369 83604 207 161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202418299 3260712 <text:s text:c="3"/>0 <text:s text:c="3"/>0 <text:s text:c="3"/>0 <text:s text:c="4"/>0 <text:s text:c="9"/>0 <text:s text:c="8"/>0 2202418299 326071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607577 <text:s text:c="2"/>33583 <text:s text:c="3"/>0 <text:s text:c="3"/>0 <text:s text:c="3"/>0 <text:s text:c="4"/>0 <text:s text:c="9"/>0 <text:s text:c="8"/>0 39611367 <text:s text:c="2"/>2998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090 20060 788374 251604 2857 102470 845840 921280 0 69964 1173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988 20029 787322 250996 2857 102470 845840 921280 0 69852 1172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72 0 0 0 0 0 72 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44 0 0 0 0 0 444 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66 95627 21 15 5 53 16 66 20 0 1 0 4 2928640 399 4294967295 15073280 15173116 0 0 0 0 0 4096 536946211 4294967295 0 0 0 0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399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358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998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607577 (3.6 MB) <text:s/>TX bytes:39611367 (39.6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26071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26071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02418299 (2.2 GB) <text:s/>TX bytes:2202418299 (2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88889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1944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7" table:style-name="ce1">
            <text:p>7</text:p>
          </table:table-cell>
          <table:table-cell office:value-type="float" office:value="91.3" table:style-name="ce1">
            <text:p>91.3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51.2" table:style-name="ce1">
            <text:p>51.2</text:p>
          </table:table-cell>
          <table:table-cell office:value-type="float" office:value="7.5" table:style-name="ce1">
            <text:p>7.5</text:p>
          </table:table-cell>
          <table:table-cell office:value-type="float" office:value="0.5" table:style-name="ce1">
            <text:p>0.5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58.7" table:style-name="ce1">
            <text:p>5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.1" table:style-name="ce1">
            <text:p>0.1</text:p>
          </table:table-cell>
          <table:table-cell office:value-type="float" office:value="15.8" table:style-name="ce1">
            <text:p>15.8</text:p>
          </table:table-cell>
          <table:table-cell office:value-type="float" office:value="84.100000000000009" table:style-name="ce1">
            <text:p>84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62.2" table:style-name="ce1">
            <text:p>62.2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.1" table:style-name="ce1">
            <text:p>0.1</text:p>
          </table:table-cell>
          <table:table-cell office:value-type="float" office:value="20.6" table:style-name="ce1">
            <text:p>20.6</text:p>
          </table:table-cell>
          <table:table-cell office:value-type="float" office:value="79.300000000000011" table:style-name="ce1">
            <text:p>79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56.4" table:style-name="ce1">
            <text:p>56.4</text:p>
          </table:table-cell>
          <table:table-cell office:value-type="float" office:value="16.3" table:style-name="ce1">
            <text:p>16.3</text:p>
          </table:table-cell>
          <table:table-cell office:value-type="float" office:value="0.1" table:style-name="ce1">
            <text:p>0.1</text:p>
          </table:table-cell>
          <table:table-cell office:value-type="float" office:value="27.2" table:style-name="ce1">
            <text:p>27.2</text:p>
          </table:table-cell>
          <table:table-cell office:value-type="float" office:value="72.7" table:style-name="ce1">
            <text:p>7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52.4" table:style-name="ce1">
            <text:p>52.4</text:p>
          </table:table-cell>
          <table:table-cell office:value-type="float" office:value="11" table:style-name="ce1">
            <text:p>11</text:p>
          </table:table-cell>
          <table:table-cell office:value-type="float" office:value="0.1" table:style-name="ce1">
            <text:p>0.1</text:p>
          </table:table-cell>
          <table:table-cell office:value-type="float" office:value="36.4" table:style-name="ce1">
            <text:p>36.4</text:p>
          </table:table-cell>
          <table:table-cell office:value-type="float" office:value="63.4" table:style-name="ce1">
            <text:p>6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542857142857152" table:style-name="ce1">
            <text:p>42.54285714</text:p>
          </table:table-cell>
          <table:table-cell office:value-type="float" office:value="8.9285714285714288" table:style-name="ce1">
            <text:p>8.928571429</text:p>
          </table:table-cell>
          <table:table-cell office:value-type="float" office:value="1.1285714285714283" table:style-name="ce1">
            <text:p>1.128571429</text:p>
          </table:table-cell>
          <table:table-cell office:value-type="float" office:value="47.4" table:style-name="ce1">
            <text:p>47.4</text:p>
          </table:table-cell>
          <table:table-cell office:value-type="float" office:value="51.471428571428575" table:style-name="ce1">
            <text:p>51.47142857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1.114285714285714" table:style-name="ce11">
            <text:p>41.1</text:p>
          </table:table-cell>
          <table:table-cell office:value-type="float" office:value="9.6142857142857121" table:style-name="ce11">
            <text:p>9.6</text:p>
          </table:table-cell>
          <table:table-cell office:value-type="float" office:value="0.21428571428571427" table:style-name="ce11">
            <text:p>0.2</text:p>
          </table:table-cell>
          <table:table-cell office:value-type="float" office:value="49.042857142857137" table:style-name="ce11">
            <text:p>49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4.328571428571422" table:style-name="ce11">
            <text:p>44.3</text:p>
          </table:table-cell>
          <table:table-cell office:value-type="float" office:value="9.0571428571428587" table:style-name="ce11">
            <text:p>9.1</text:p>
          </table:table-cell>
          <table:table-cell office:value-type="float" office:value="0.18571428571428572" table:style-name="ce11">
            <text:p>0.2</text:p>
          </table:table-cell>
          <table:table-cell office:value-type="float" office:value="46.457142857142863" table:style-name="ce11">
            <text:p>4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2.471428571428575" table:style-name="ce11">
            <text:p>42.5</text:p>
          </table:table-cell>
          <table:table-cell office:value-type="float" office:value="8.671428571428569" table:style-name="ce11">
            <text:p>8.7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48.742857142857147" table:style-name="ce11">
            <text:p>4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3.514285714285712" table:style-name="ce11">
            <text:p>43.5</text:p>
          </table:table-cell>
          <table:table-cell office:value-type="float" office:value="8.3571428571428577" table:style-name="ce11">
            <text:p>8.4</text:p>
          </table:table-cell>
          <table:table-cell office:value-type="float" office:value="0.25714285714285717" table:style-name="ce11">
            <text:p>0.3</text:p>
          </table:table-cell>
          <table:table-cell office:value-type="float" office:value="47.828571428571422" table:style-name="ce11">
            <text:p>47.8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88889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1944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2169.1999999999998" table:style-name="ce1">
            <text:p>2169.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234.6" table:style-name="ce1">
            <text:p>234.6</text:p>
          </table:table-cell>
          <table:table-cell office:value-type="float" office:value="43.2" table:style-name="ce1">
            <text:p>43.2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911.8" table:style-name="ce1">
            <text:p>1911.8</text:p>
          </table:table-cell>
          <table:table-cell office:value-type="float" office:value="11.2" table:style-name="ce1">
            <text:p>11.2</text:p>
          </table:table-cell>
          <table:table-cell table:number-columns-repeated="16380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15" table:style-name="ce1">
            <text:p>15</text:p>
          </table:table-cell>
          <table:table-cell office:value-type="float" office:value="1131.2" table:style-name="ce1">
            <text:p>1131.2</text:p>
          </table:table-cell>
          <table:table-cell office:value-type="float" office:value="14.2" table:style-name="ce1">
            <text:p>14.2</text:p>
          </table:table-cell>
          <table:table-cell table:number-columns-repeated="16380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0" table:style-name="ce1">
            <text:p>0</text:p>
          </table:table-cell>
          <table:table-cell office:value-type="float" office:value="1148.4000000000001" table:style-name="ce1">
            <text:p>1148.4</text:p>
          </table:table-cell>
          <table:table-cell office:value-type="float" office:value="14.2" table:style-name="ce1">
            <text:p>14.2</text:p>
          </table:table-cell>
          <table:table-cell table:number-columns-repeated="16380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0" table:style-name="ce1">
            <text:p>0</text:p>
          </table:table-cell>
          <table:table-cell office:value-type="float" office:value="416.8" table:style-name="ce1">
            <text:p>416.8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" table:style-name="ce1">
            <text:p>0</text:p>
          </table:table-cell>
          <table:table-cell office:value-type="float" office:value="155" table:style-name="ce1">
            <text:p>155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46.19999999999993" table:formula="msoxl:=AVERAGE(B2:B8)" table:style-name="ce8">
            <text:p>346.2</text:p>
          </table:table-cell>
          <table:table-cell office:value-type="float" office:value="686.62857142857149" table:formula="msoxl:=AVERAGE(C2:C8)" table:style-name="ce8">
            <text:p>686.6</text:p>
          </table:table-cell>
          <table:table-cell office:value-type="float" office:value="13.628571428571428" table:formula="msoxl:=AVERAGE(D2:D8)" table:style-name="ce8">
            <text:p>13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618.2763390278124" table:formula="msoxl:=IF(B10=0,0,MAX(SUMPRODUCT(B2:B8,B2:B8)/SUM(B2:B8)-B10,0))" table:style-name="ce8">
            <text:p>1618.3</text:p>
          </table:table-cell>
          <table:table-cell office:value-type="float" office:value="655.96229075518352" table:formula="msoxl:=IF(C10=0,0,MAX(SUMPRODUCT(C2:C8,C2:C8)/SUM(C2:C8)-C10,0))" table:style-name="ce8">
            <text:p>656.0</text:p>
          </table:table-cell>
          <table:table-cell office:value-type="float" office:value="5.7823300389338126" table:formula="msoxl:=IF(D10=0,0,MAX(SUMPRODUCT(D2:D8,D2:D8)/SUM(D2:D8)-D10,0))" table:style-name="ce8">
            <text:p>5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4.72366097218764" table:formula="msoxl:=ABS(MAX(B2:B8)-B10-B11)" table:style-name="ce8">
            <text:p>204.7</text:p>
          </table:table-cell>
          <table:table-cell office:value-type="float" office:value="569.20913781624483" table:formula="msoxl:=ABS(MAX(C2:C8)-C10-C11)" table:style-name="ce8">
            <text:p>569.2</text:p>
          </table:table-cell>
          <table:table-cell office:value-type="float" office:value="14.589098532494761" table:formula="msoxl:=ABS(MAX(D2:D8)-D10-D11)" table:style-name="ce8">
            <text:p>14.6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88889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1944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63.8" table:style-name="ce1">
            <text:p>63.8</text:p>
          </table:table-cell>
          <table:table-cell office:value-type="float" office:value="63.8" table:style-name="ce1">
            <text:p>6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.6" table:style-name="ce1">
            <text:p>127.6</text:p>
          </table:table-cell>
          <table:table-cell table:number-columns-repeated="1612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28.9" table:style-name="ce1">
            <text:p>28.9</text:p>
          </table:table-cell>
          <table:table-cell office:value-type="float" office:value="28.9" table:style-name="ce1">
            <text:p>2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.8" table:style-name="ce1">
            <text:p>57.8</text:p>
          </table:table-cell>
          <table:table-cell table:number-columns-repeated="1612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172.1" table:style-name="ce1">
            <text:p>172.1</text:p>
          </table:table-cell>
          <table:table-cell office:value-type="float" office:value="172.1" table:style-name="ce1">
            <text:p>17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4.2" table:style-name="ce1">
            <text:p>344.2</text:p>
          </table:table-cell>
          <table:table-cell table:number-columns-repeated="1612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80.7" table:style-name="ce1">
            <text:p>80.7</text:p>
          </table:table-cell>
          <table:table-cell office:value-type="float" office:value="80.7" table:style-name="ce1">
            <text:p>8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1.4" table:style-name="ce1">
            <text:p>161.4</text:p>
          </table:table-cell>
          <table:table-cell table:number-columns-repeated="1612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80.5" table:style-name="ce1">
            <text:p>80.5</text:p>
          </table:table-cell>
          <table:table-cell office:value-type="float" office:value="80.5" table:style-name="ce1">
            <text:p>8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1" table:style-name="ce1">
            <text:p>161</text:p>
          </table:table-cell>
          <table:table-cell table:number-columns-repeated="1612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7.19999999999999" table:style-name="ce1">
            <text:p>147.2</text:p>
          </table:table-cell>
          <table:table-cell table:number-columns-repeated="1612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23.5" table:style-name="ce1">
            <text:p>23.5</text:p>
          </table:table-cell>
          <table:table-cell office:value-type="float" office:value="23.5" table:style-name="ce1">
            <text:p>2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" table:style-name="ce1">
            <text:p>47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4.728571428571414" table:formula="msoxl:=AVERAGE(B2:B8)" table:style-name="ce8">
            <text:p>74.7</text:p>
          </table:table-cell>
          <table:table-cell office:value-type="float" office:value="74.728571428571414" table:formula="msoxl:=AVERAGE(C2:C8)" table:style-name="ce8">
            <text:p>74.7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7.519583799874397" table:formula="msoxl:=IF(B10=0,0,MAX(SUMPRODUCT(B2:B8,B2:B8)/SUM(B2:B8)-B10,0))" table:style-name="ce8">
            <text:p>27.5</text:p>
          </table:table-cell>
          <table:table-cell office:value-type="float" office:value="27.519583799874397" table:formula="msoxl:=IF(C10=0,0,MAX(SUMPRODUCT(C2:C8,C2:C8)/SUM(C2:C8)-C10,0))" table:style-name="ce8">
            <text:p>27.5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9.851844771554184" table:formula="msoxl:=ABS(MAX(B2:B8)-B10-B11)" table:style-name="ce8">
            <text:p>69.9</text:p>
          </table:table-cell>
          <table:table-cell office:value-type="float" office:value="69.851844771554184" table:formula="msoxl:=ABS(MAX(C2:C8)-C10-C11)" table:style-name="ce8">
            <text:p>69.9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2.24815522844581" table:formula="msoxl:=B10+ B11" table:style-name="ce8">
            <text:p>102.2</text:p>
          </table:table-cell>
          <table:table-cell office:value-type="float" office:value="102.24815522844581" table:formula="msoxl:=C10+ C11" table:style-name="ce8">
            <text:p>102.2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88889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1944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22.7" table:style-name="ce1">
            <text:p>22.7</text:p>
          </table:table-cell>
          <table:table-cell office:value-type="float" office:value="21.9" table:style-name="ce1">
            <text:p>2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.599999999999994" table:style-name="ce1">
            <text:p>44.6</text:p>
          </table:table-cell>
          <table:table-cell table:number-columns-repeated="1612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8" table:formula="msoxl:=AVERAGE(B2:B8)" table:style-name="ce8">
            <text:p>5.8</text:p>
          </table:table-cell>
          <table:table-cell office:value-type="float" office:value="5.6857142857142859" table:formula="msoxl:=AVERAGE(C2:C8)" table:style-name="ce8">
            <text:p>5.7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6709359605911338" table:formula="msoxl:=IF(B10=0,0,MAX(SUMPRODUCT(B2:B8,B2:B8)/SUM(B2:B8)-B10,0))" table:style-name="ce8">
            <text:p>8.7</text:p>
          </table:table-cell>
          <table:table-cell office:value-type="float" office:value="8.1796123474515383" table:formula="msoxl:=IF(C10=0,0,MAX(SUMPRODUCT(C2:C8,C2:C8)/SUM(C2:C8)-C10,0))" table:style-name="ce8">
            <text:p>8.2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.2290640394088648" table:formula="msoxl:=ABS(MAX(B2:B8)-B10-B11)" table:style-name="ce8">
            <text:p>8.2</text:p>
          </table:table-cell>
          <table:table-cell office:value-type="float" office:value="8.0346733668341734" table:formula="msoxl:=ABS(MAX(C2:C8)-C10-C11)" table:style-name="ce8">
            <text:p>8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.470935960591135" table:formula="msoxl:=B10+ B11" table:style-name="ce8">
            <text:p>14.5</text:p>
          </table:table-cell>
          <table:table-cell office:value-type="float" office:value="13.865326633165825" table:formula="msoxl:=C10+ C11" table:style-name="ce8">
            <text:p>13.9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88889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1944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1084.5999999999999" table:style-name="ce1">
            <text:p>1084.6</text:p>
          </table:table-cell>
          <table:table-cell office:value-type="float" office:value="1084.5999999999999" table:style-name="ce1">
            <text:p>108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69.1999999999998" table:style-name="ce1">
            <text:p>2169.2</text:p>
          </table:table-cell>
          <table:table-cell table:number-columns-repeated="1612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117.3" table:style-name="ce1">
            <text:p>117.3</text:p>
          </table:table-cell>
          <table:table-cell office:value-type="float" office:value="117.3" table:style-name="ce1">
            <text:p>11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4.6" table:style-name="ce1">
            <text:p>234.6</text:p>
          </table:table-cell>
          <table:table-cell table:number-columns-repeated="1612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" table:style-name="ce1">
            <text:p>15</text:p>
          </table:table-cell>
          <table:table-cell table:number-columns-repeated="1612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3.09999999999997" table:formula="msoxl:=AVERAGE(B2:B8)" table:style-name="ce8">
            <text:p>173.1</text:p>
          </table:table-cell>
          <table:table-cell office:value-type="float" office:value="173.09999999999997" table:formula="msoxl:=AVERAGE(C2:C8)" table:style-name="ce8">
            <text:p>173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09.13816951390618" table:formula="msoxl:=IF(B10=0,0,MAX(SUMPRODUCT(B2:B8,B2:B8)/SUM(B2:B8)-B10,0))" table:style-name="ce8">
            <text:p>809.1</text:p>
          </table:table-cell>
          <table:table-cell office:value-type="float" office:value="809.13816951390618" table:formula="msoxl:=IF(C10=0,0,MAX(SUMPRODUCT(C2:C8,C2:C8)/SUM(C2:C8)-C10,0))" table:style-name="ce8">
            <text:p>809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2.36183048609382" table:formula="msoxl:=ABS(MAX(B2:B8)-B10-B11)" table:style-name="ce8">
            <text:p>102.4</text:p>
          </table:table-cell>
          <table:table-cell office:value-type="float" office:value="102.36183048609382" table:formula="msoxl:=ABS(MAX(C2:C8)-C10-C11)" table:style-name="ce8">
            <text:p>102.4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82.23816951390609" table:formula="msoxl:=B10+ B11" table:style-name="ce8">
            <text:p>982.2</text:p>
          </table:table-cell>
          <table:table-cell office:value-type="float" office:value="982.23816951390609" table:formula="msoxl:=C10+ C11" table:style-name="ce8">
            <text:p>982.2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88889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1944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21.6" table:style-name="ce1">
            <text:p>21.6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.2" table:style-name="ce1">
            <text:p>43.2</text:p>
          </table:table-cell>
          <table:table-cell table:number-columns-repeated="1612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955.9" table:style-name="ce1">
            <text:p>955.9</text:p>
          </table:table-cell>
          <table:table-cell office:value-type="float" office:value="955.9" table:style-name="ce1">
            <text:p>95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11.8" table:style-name="ce1">
            <text:p>1911.8</text:p>
          </table:table-cell>
          <table:table-cell table:number-columns-repeated="1612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565.6" table:style-name="ce1">
            <text:p>565.6</text:p>
          </table:table-cell>
          <table:table-cell office:value-type="float" office:value="565.6" table:style-name="ce1">
            <text:p>56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31.2" table:style-name="ce1">
            <text:p>1131.2</text:p>
          </table:table-cell>
          <table:table-cell table:number-columns-repeated="1612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574.20000000000005" table:style-name="ce1">
            <text:p>574.2</text:p>
          </table:table-cell>
          <table:table-cell office:value-type="float" office:value="574.20000000000005" table:style-name="ce1">
            <text:p>57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48.4000000000001" table:style-name="ce1">
            <text:p>1148.4</text:p>
          </table:table-cell>
          <table:table-cell table:number-columns-repeated="1612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208.4" table:style-name="ce1">
            <text:p>208.4</text:p>
          </table:table-cell>
          <table:table-cell office:value-type="float" office:value="208.4" table:style-name="ce1">
            <text:p>20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6.8" table:style-name="ce1">
            <text:p>416.8</text:p>
          </table:table-cell>
          <table:table-cell table:number-columns-repeated="1612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77.5" table:style-name="ce1">
            <text:p>77.5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" table:style-name="ce1">
            <text:p>15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43.31428571428575" table:formula="msoxl:=AVERAGE(B2:B8)" table:style-name="ce8">
            <text:p>343.3</text:p>
          </table:table-cell>
          <table:table-cell office:value-type="float" office:value="343.31428571428575" table:formula="msoxl:=AVERAGE(C2:C8)" table:style-name="ce8">
            <text:p>343.3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27.98114537759176" table:formula="msoxl:=IF(B10=0,0,MAX(SUMPRODUCT(B2:B8,B2:B8)/SUM(B2:B8)-B10,0))" table:style-name="ce8">
            <text:p>328.0</text:p>
          </table:table-cell>
          <table:table-cell office:value-type="float" office:value="327.98114537759176" table:formula="msoxl:=IF(C10=0,0,MAX(SUMPRODUCT(C2:C8,C2:C8)/SUM(C2:C8)-C10,0))" table:style-name="ce8">
            <text:p>328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84.60456890812242" table:formula="msoxl:=ABS(MAX(B2:B8)-B10-B11)" table:style-name="ce8">
            <text:p>284.6</text:p>
          </table:table-cell>
          <table:table-cell office:value-type="float" office:value="284.60456890812242" table:formula="msoxl:=ABS(MAX(C2:C8)-C10-C11)" table:style-name="ce8">
            <text:p>284.6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71.2954310918775" table:formula="msoxl:=B10+ B11" table:style-name="ce8">
            <text:p>671.3</text:p>
          </table:table-cell>
          <table:table-cell office:value-type="float" office:value="671.2954310918775" table:formula="msoxl:=C10+ C11" table:style-name="ce8">
            <text:p>671.3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88889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1944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" table:style-name="ce1">
            <text:p>34</text:p>
          </table:table-cell>
          <table:table-cell table:number-columns-repeated="1612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2" table:style-name="ce1">
            <text:p>14.2</text:p>
          </table:table-cell>
          <table:table-cell table:number-columns-repeated="1612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2" table:style-name="ce1">
            <text:p>14.2</text:p>
          </table:table-cell>
          <table:table-cell table:number-columns-repeated="1612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8142857142857141" table:formula="msoxl:=AVERAGE(B2:B8)" table:style-name="ce8">
            <text:p>6.8</text:p>
          </table:table-cell>
          <table:table-cell office:value-type="float" office:value="6.8142857142857141" table:formula="msoxl:=AVERAGE(C2:C8)" table:style-name="ce8">
            <text:p>6.8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8911650194669063" table:formula="msoxl:=IF(B10=0,0,MAX(SUMPRODUCT(B2:B8,B2:B8)/SUM(B2:B8)-B10,0))" table:style-name="ce8">
            <text:p>2.9</text:p>
          </table:table-cell>
          <table:table-cell office:value-type="float" office:value="2.8911650194669063" table:formula="msoxl:=IF(C10=0,0,MAX(SUMPRODUCT(C2:C8,C2:C8)/SUM(C2:C8)-C10,0))" table:style-name="ce8">
            <text:p>2.9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2945492662473805" table:formula="msoxl:=ABS(MAX(B2:B8)-B10-B11)" table:style-name="ce8">
            <text:p>7.3</text:p>
          </table:table-cell>
          <table:table-cell office:value-type="float" office:value="7.2945492662473805" table:formula="msoxl:=ABS(MAX(C2:C8)-C10-C11)" table:style-name="ce8">
            <text:p>7.3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.7054507337526204" table:formula="msoxl:=B10+ B11" table:style-name="ce8">
            <text:p>9.7</text:p>
          </table:table-cell>
          <table:table-cell office:value-type="float" office:value="9.7054507337526204" table:formula="msoxl:=C10+ C11" table:style-name="ce8">
            <text:p>9.7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88889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28571428571433" table:formula="msoxl:=AVERAGE(B2:B8)" table:style-name="ce8">
            <text:p>56.6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3967132764777261E-4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7098890010091594" table:formula="msoxl:=ABS(MAX(B2:B8)-B10-B11)" table:style-name="ce8">
            <text:p>0.2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88889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1944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5219.7" table:style-name="ce1">
            <text:p>5219.7</text:p>
          </table:table-cell>
          <table:table-cell office:value-type="float" office:value="4562.3999999999996" table:style-name="ce1">
            <text:p>4562.4</text:p>
          </table:table-cell>
          <table:table-cell office:value-type="float" office:value="657.3" table:style-name="ce1">
            <text:p>65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3.9" table:style-name="ce1">
            <text:p>673.9</text:p>
          </table:table-cell>
          <table:table-cell office:value-type="float" office:value="1389" table:style-name="ce1">
            <text:p>1389</text:p>
          </table:table-cell>
          <table:table-cell office:value-type="float" office:value="-1" table:style-name="ce1">
            <text:p>-1</text:p>
          </table:table-cell>
          <table:table-cell office:value-type="float" office:value="93.6" table:style-name="ce1">
            <text:p>93.6</text:p>
          </table:table-cell>
          <table:table-cell office:value-type="float" office:value="0" table:style-name="ce1">
            <text:p>0</text:p>
          </table:table-cell>
          <table:table-cell office:value-type="float" office:value="408.7" table:style-name="ce1">
            <text:p>408.7</text:p>
          </table:table-cell>
          <table:table-cell table:number-columns-repeated="1636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859.1000000000004" table:style-name="ce1">
            <text:p>4859.1</text:p>
          </table:table-cell>
          <table:table-cell office:value-type="float" office:value="4204.2" table:style-name="ce1">
            <text:p>4204.2</text:p>
          </table:table-cell>
          <table:table-cell office:value-type="float" office:value="654.9" table:style-name="ce1">
            <text:p>654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2" table:style-name="ce1">
            <text:p>692.2</text:p>
          </table:table-cell>
          <table:table-cell office:value-type="float" office:value="1736.8" table:style-name="ce1">
            <text:p>1736.8</text:p>
          </table:table-cell>
          <table:table-cell office:value-type="float" office:value="-1" table:style-name="ce1">
            <text:p>-1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419.4" table:style-name="ce1">
            <text:p>419.4</text:p>
          </table:table-cell>
          <table:table-cell table:number-columns-repeated="1636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06.3" table:style-name="ce1">
            <text:p>4706.3</text:p>
          </table:table-cell>
          <table:table-cell office:value-type="float" office:value="4052" table:style-name="ce1">
            <text:p>4052</text:p>
          </table:table-cell>
          <table:table-cell office:value-type="float" office:value="654.29999999999995" table:style-name="ce1">
            <text:p>654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8.8" table:style-name="ce1">
            <text:p>708.8</text:p>
          </table:table-cell>
          <table:table-cell office:value-type="float" office:value="1882.6" table:style-name="ce1">
            <text:p>1882.6</text:p>
          </table:table-cell>
          <table:table-cell office:value-type="float" office:value="-1" table:style-name="ce1">
            <text:p>-1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424.5" table:style-name="ce1">
            <text:p>424.5</text:p>
          </table:table-cell>
          <table:table-cell table:number-columns-repeated="1636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1.5" table:style-name="ce1">
            <text:p>4611.5</text:p>
          </table:table-cell>
          <table:table-cell office:value-type="float" office:value="3957.4" table:style-name="ce1">
            <text:p>3957.4</text:p>
          </table:table-cell>
          <table:table-cell office:value-type="float" office:value="654.1" table:style-name="ce1">
            <text:p>65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8.3" table:style-name="ce1">
            <text:p>708.3</text:p>
          </table:table-cell>
          <table:table-cell office:value-type="float" office:value="1977.9" table:style-name="ce1">
            <text:p>1977.9</text:p>
          </table:table-cell>
          <table:table-cell office:value-type="float" office:value="-1" table:style-name="ce1">
            <text:p>-1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423.4" table:style-name="ce1">
            <text:p>423.4</text:p>
          </table:table-cell>
          <table:table-cell table:number-columns-repeated="1636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3.1000000000004" table:style-name="ce1">
            <text:p>4613.1</text:p>
          </table:table-cell>
          <table:table-cell office:value-type="float" office:value="3958.6" table:style-name="ce1">
            <text:p>3958.6</text:p>
          </table:table-cell>
          <table:table-cell office:value-type="float" office:value="654.4" table:style-name="ce1">
            <text:p>654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7.2" table:style-name="ce1">
            <text:p>707.2</text:p>
          </table:table-cell>
          <table:table-cell office:value-type="float" office:value="1977.1" table:style-name="ce1">
            <text:p>1977.1</text:p>
          </table:table-cell>
          <table:table-cell office:value-type="float" office:value="-1" table:style-name="ce1">
            <text:p>-1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423.1" table:style-name="ce1">
            <text:p>423.1</text:p>
          </table:table-cell>
          <table:table-cell table:number-columns-repeated="1636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33.6000000000004" table:style-name="ce1">
            <text:p>4633.6</text:p>
          </table:table-cell>
          <table:table-cell office:value-type="float" office:value="3979.7" table:style-name="ce1">
            <text:p>3979.7</text:p>
          </table:table-cell>
          <table:table-cell office:value-type="float" office:value="653.9" table:style-name="ce1">
            <text:p>65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2.6" table:style-name="ce1">
            <text:p>682.6</text:p>
          </table:table-cell>
          <table:table-cell office:value-type="float" office:value="1965" table:style-name="ce1">
            <text:p>1965</text:p>
          </table:table-cell>
          <table:table-cell office:value-type="float" office:value="-1" table:style-name="ce1">
            <text:p>-1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414" table:style-name="ce1">
            <text:p>414</text:p>
          </table:table-cell>
          <table:table-cell table:number-columns-repeated="1636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33.6000000000004" table:style-name="ce1">
            <text:p>4633.6</text:p>
          </table:table-cell>
          <table:table-cell office:value-type="float" office:value="3979.7" table:style-name="ce1">
            <text:p>3979.7</text:p>
          </table:table-cell>
          <table:table-cell office:value-type="float" office:value="653.9" table:style-name="ce1">
            <text:p>65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2.5" table:style-name="ce1">
            <text:p>682.5</text:p>
          </table:table-cell>
          <table:table-cell office:value-type="float" office:value="1964.9" table:style-name="ce1">
            <text:p>1964.9</text:p>
          </table:table-cell>
          <table:table-cell office:value-type="float" office:value="-1" table:style-name="ce1">
            <text:p>-1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413.8" table:style-name="ce1">
            <text:p>413.8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88889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1944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75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4658.2" table:style-name="ce1">
            <text:p>4658.2</text:p>
          </table:table-cell>
          <table:table-cell office:value-type="float" office:value="23.1" table:style-name="ce1">
            <text:p>23.1</text:p>
          </table:table-cell>
          <table:table-cell office:value-type="float" office:value="4658.2" table:style-name="ce1">
            <text:p>4658.2</text:p>
          </table:table-cell>
          <table:table-cell office:value-type="float" office:value="430.8" table:style-name="ce1">
            <text:p>430.8</text:p>
          </table:table-cell>
          <table:table-cell office:value-type="float" office:value="9316.4" table:style-name="ce1">
            <text:p>9316.4</text:p>
          </table:table-cell>
          <table:table-cell office:value-type="float" office:value="453.90000000000003" table:style-name="ce1">
            <text:p>453.9</text:p>
          </table:table-cell>
          <table:table-cell office:value-type="float" office:value="4681.3" table:style-name="ce1">
            <text:p>4681.3</text:p>
          </table:table-cell>
          <table:table-cell office:value-type="float" office:value="-5089" table:style-name="ce1">
            <text:p>-5089</text:p>
          </table:table-cell>
          <table:table-cell table:number-columns-repeated="16375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2562.1999999999998" table:style-name="ce1">
            <text:p>2562.2</text:p>
          </table:table-cell>
          <table:table-cell office:value-type="float" office:value="18" table:style-name="ce1">
            <text:p>18</text:p>
          </table:table-cell>
          <table:table-cell office:value-type="float" office:value="2562.1999999999998" table:style-name="ce1">
            <text:p>2562.2</text:p>
          </table:table-cell>
          <table:table-cell office:value-type="float" office:value="548" table:style-name="ce1">
            <text:p>548</text:p>
          </table:table-cell>
          <table:table-cell office:value-type="float" office:value="5124.3999999999996" table:style-name="ce1">
            <text:p>5124.4</text:p>
          </table:table-cell>
          <table:table-cell office:value-type="float" office:value="566" table:style-name="ce1">
            <text:p>566</text:p>
          </table:table-cell>
          <table:table-cell office:value-type="float" office:value="2580.1999999999998" table:style-name="ce1">
            <text:p>2580.2</text:p>
          </table:table-cell>
          <table:table-cell office:value-type="float" office:value="-3110.2" table:style-name="ce1">
            <text:p>-3110.2</text:p>
          </table:table-cell>
          <table:table-cell table:number-columns-repeated="16375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5992.3" table:style-name="ce1">
            <text:p>5992.3</text:p>
          </table:table-cell>
          <table:table-cell office:value-type="float" office:value="18.2" table:style-name="ce1">
            <text:p>18.2</text:p>
          </table:table-cell>
          <table:table-cell office:value-type="float" office:value="5992.3" table:style-name="ce1">
            <text:p>5992.3</text:p>
          </table:table-cell>
          <table:table-cell office:value-type="float" office:value="509.6" table:style-name="ce1">
            <text:p>509.6</text:p>
          </table:table-cell>
          <table:table-cell office:value-type="float" office:value="11984.6" table:style-name="ce1">
            <text:p>11984.6</text:p>
          </table:table-cell>
          <table:table-cell office:value-type="float" office:value="527.80000000000007" table:style-name="ce1">
            <text:p>527.8</text:p>
          </table:table-cell>
          <table:table-cell office:value-type="float" office:value="6010.5" table:style-name="ce1">
            <text:p>6010.5</text:p>
          </table:table-cell>
          <table:table-cell office:value-type="float" office:value="-6501.9000000000005" table:style-name="ce1">
            <text:p>-6501.9</text:p>
          </table:table-cell>
          <table:table-cell table:number-columns-repeated="16375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4883.8" table:style-name="ce1">
            <text:p>4883.8</text:p>
          </table:table-cell>
          <table:table-cell office:value-type="float" office:value="19.7" table:style-name="ce1">
            <text:p>19.7</text:p>
          </table:table-cell>
          <table:table-cell office:value-type="float" office:value="4883.8" table:style-name="ce1">
            <text:p>4883.8</text:p>
          </table:table-cell>
          <table:table-cell office:value-type="float" office:value="405.2" table:style-name="ce1">
            <text:p>405.2</text:p>
          </table:table-cell>
          <table:table-cell office:value-type="float" office:value="9767.6" table:style-name="ce1">
            <text:p>9767.6</text:p>
          </table:table-cell>
          <table:table-cell office:value-type="float" office:value="424.9" table:style-name="ce1">
            <text:p>424.9</text:p>
          </table:table-cell>
          <table:table-cell office:value-type="float" office:value="4903.5" table:style-name="ce1">
            <text:p>4903.5</text:p>
          </table:table-cell>
          <table:table-cell office:value-type="float" office:value="-5289" table:style-name="ce1">
            <text:p>-5289</text:p>
          </table:table-cell>
          <table:table-cell table:number-columns-repeated="16375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4797.8" table:style-name="ce1">
            <text:p>4797.8</text:p>
          </table:table-cell>
          <table:table-cell office:value-type="float" office:value="25.1" table:style-name="ce1">
            <text:p>25.1</text:p>
          </table:table-cell>
          <table:table-cell office:value-type="float" office:value="4797.8" table:style-name="ce1">
            <text:p>4797.8</text:p>
          </table:table-cell>
          <table:table-cell office:value-type="float" office:value="454.2" table:style-name="ce1">
            <text:p>454.2</text:p>
          </table:table-cell>
          <table:table-cell office:value-type="float" office:value="9595.6" table:style-name="ce1">
            <text:p>9595.6</text:p>
          </table:table-cell>
          <table:table-cell office:value-type="float" office:value="479.3" table:style-name="ce1">
            <text:p>479.3</text:p>
          </table:table-cell>
          <table:table-cell office:value-type="float" office:value="4822.9000000000005" table:style-name="ce1">
            <text:p>4822.9</text:p>
          </table:table-cell>
          <table:table-cell office:value-type="float" office:value="-5252" table:style-name="ce1">
            <text:p>-5252</text:p>
          </table:table-cell>
          <table:table-cell table:number-columns-repeated="16375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270.6714285714288" table:formula="msoxl:=AVERAGE(B2:B8)" table:style-name="ce8">
            <text:p>3270.7</text:p>
          </table:table-cell>
          <table:table-cell office:value-type="float" office:value="15.028571428571428" table:formula="msoxl:=AVERAGE(C2:C8)" table:style-name="ce8">
            <text:p>15.0</text:p>
          </table:table-cell>
          <table:table-cell office:value-type="float" office:value="3270.6714285714288" table:formula="msoxl:=AVERAGE(D2:D8)" table:style-name="ce8">
            <text:p>3270.7</text:p>
          </table:table-cell>
          <table:table-cell office:value-type="float" office:value="335.41428571428571" table:formula="msoxl:=AVERAGE(E2:E8)" table:style-name="ce8">
            <text:p>335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79.4354874397004" table:formula="msoxl:=IF(B10=0,0,MAX(SUMPRODUCT(B2:B8,B2:B8)/SUM(B2:B8)-B10,0))" table:style-name="ce8">
            <text:p>1579.4</text:p>
          </table:table-cell>
          <table:table-cell office:value-type="float" office:value="5.956219445953284" table:formula="msoxl:=IF(C10=0,0,MAX(SUMPRODUCT(C2:C8,C2:C8)/SUM(C2:C8)-C10,0))" table:style-name="ce8">
            <text:p>6.0</text:p>
          </table:table-cell>
          <table:table-cell office:value-type="float" office:value="1579.4354874397004" table:formula="msoxl:=IF(D10=0,0,MAX(SUMPRODUCT(D2:D8,D2:D8)/SUM(D2:D8)-D10,0))" table:style-name="ce8">
            <text:p>1579.4</text:p>
          </table:table-cell>
          <table:table-cell office:value-type="float" office:value="139.93368055344285" table:formula="msoxl:=IF(E10=0,0,MAX(SUMPRODUCT(E2:E8,E2:E8)/SUM(E2:E8)-E10,0))" table:style-name="ce8">
            <text:p>139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42.193083988871" table:formula="msoxl:=ABS(MAX(B2:B8)-B10-B11)" table:style-name="ce8">
            <text:p>1142.2</text:p>
          </table:table-cell>
          <table:table-cell office:value-type="float" office:value="4.1152091254752889" table:formula="msoxl:=ABS(MAX(C2:C8)-C10-C11)" table:style-name="ce8">
            <text:p>4.1</text:p>
          </table:table-cell>
          <table:table-cell office:value-type="float" office:value="1142.193083988871" table:formula="msoxl:=ABS(MAX(D2:D8)-D10-D11)" table:style-name="ce8">
            <text:p>1142.2</text:p>
          </table:table-cell>
          <table:table-cell office:value-type="float" office:value="72.652033732271434" table:formula="msoxl:=ABS(MAX(E2:E8)-E10-E11)" table:style-name="ce8">
            <text:p>72.7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88889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1944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0" table:style-name="ce1">
            <text:p>0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15916.5" table:style-name="ce1">
            <text:p>15916.5</text:p>
          </table:table-cell>
          <table:table-cell office:value-type="float" office:value="151.30000000000001" table:style-name="ce1">
            <text:p>151.3</text:p>
          </table:table-cell>
          <table:table-cell office:value-type="float" office:value="15916.5" table:style-name="ce1">
            <text:p>15916.5</text:p>
          </table:table-cell>
          <table:table-cell office:value-type="float" office:value="354.5" table:style-name="ce1">
            <text:p>354.5</text:p>
          </table:table-cell>
          <table:table-cell table:number-columns-repeated="16379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9005.7000000000007" table:style-name="ce1">
            <text:p>9005.7</text:p>
          </table:table-cell>
          <table:table-cell office:value-type="float" office:value="161.9" table:style-name="ce1">
            <text:p>161.9</text:p>
          </table:table-cell>
          <table:table-cell office:value-type="float" office:value="9005.7000000000007" table:style-name="ce1">
            <text:p>9005.7</text:p>
          </table:table-cell>
          <table:table-cell office:value-type="float" office:value="420.5" table:style-name="ce1">
            <text:p>420.5</text:p>
          </table:table-cell>
          <table:table-cell table:number-columns-repeated="16379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21406.2" table:style-name="ce1">
            <text:p>21406.2</text:p>
          </table:table-cell>
          <table:table-cell office:value-type="float" office:value="156.9" table:style-name="ce1">
            <text:p>156.9</text:p>
          </table:table-cell>
          <table:table-cell office:value-type="float" office:value="21406.2" table:style-name="ce1">
            <text:p>21406.2</text:p>
          </table:table-cell>
          <table:table-cell office:value-type="float" office:value="392.2" table:style-name="ce1">
            <text:p>392.2</text:p>
          </table:table-cell>
          <table:table-cell table:number-columns-repeated="16379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17316.5" table:style-name="ce1">
            <text:p>17316.5</text:p>
          </table:table-cell>
          <table:table-cell office:value-type="float" office:value="140.4" table:style-name="ce1">
            <text:p>140.4</text:p>
          </table:table-cell>
          <table:table-cell office:value-type="float" office:value="17316.5" table:style-name="ce1">
            <text:p>17316.5</text:p>
          </table:table-cell>
          <table:table-cell office:value-type="float" office:value="320.39999999999998" table:style-name="ce1">
            <text:p>320.4</text:p>
          </table:table-cell>
          <table:table-cell table:number-columns-repeated="16379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16642.900000000001" table:style-name="ce1">
            <text:p>16642.9</text:p>
          </table:table-cell>
          <table:table-cell office:value-type="float" office:value="161.4" table:style-name="ce1">
            <text:p>161.4</text:p>
          </table:table-cell>
          <table:table-cell office:value-type="float" office:value="16642.900000000001" table:style-name="ce1">
            <text:p>16642.9</text:p>
          </table:table-cell>
          <table:table-cell office:value-type="float" office:value="364.1" table:style-name="ce1">
            <text:p>364.1</text:p>
          </table:table-cell>
          <table:table-cell table:number-columns-repeated="16379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1" table:style-name="ce1">
            <text:p>1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469.828571428572" table:formula="msoxl:=AVERAGE(B2:B8)" table:style-name="ce8">
            <text:p>11469.8</text:p>
          </table:table-cell>
          <table:table-cell office:value-type="float" office:value="112.77142857142857" table:formula="msoxl:=AVERAGE(C2:C8)" table:style-name="ce8">
            <text:p>112.8</text:p>
          </table:table-cell>
          <table:table-cell office:value-type="float" office:value="11469.828571428572" table:formula="msoxl:=AVERAGE(D2:D8)" table:style-name="ce8">
            <text:p>11469.8</text:p>
          </table:table-cell>
          <table:table-cell office:value-type="float" office:value="264.6571428571429" table:formula="msoxl:=AVERAGE(E2:E8)" table:style-name="ce8">
            <text:p>26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587.473279389973" table:formula="msoxl:=IF(B10=0,0,MAX(SUMPRODUCT(B2:B8,B2:B8)/SUM(B2:B8)-B10,0))" table:style-name="ce8">
            <text:p>5587.5</text:p>
          </table:table-cell>
          <table:table-cell office:value-type="float" office:value="38.788743711317835" table:formula="msoxl:=IF(C10=0,0,MAX(SUMPRODUCT(C2:C8,C2:C8)/SUM(C2:C8)-C10,0))" table:style-name="ce8">
            <text:p>38.8</text:p>
          </table:table-cell>
          <table:table-cell office:value-type="float" office:value="5587.473279389973" table:formula="msoxl:=IF(D10=0,0,MAX(SUMPRODUCT(D2:D8,D2:D8)/SUM(D2:D8)-D10,0))" table:style-name="ce8">
            <text:p>5587.5</text:p>
          </table:table-cell>
          <table:table-cell office:value-type="float" office:value="108.6219459909625" table:formula="msoxl:=IF(E10=0,0,MAX(SUMPRODUCT(E2:E8,E2:E8)/SUM(E2:E8)-E10,0))" table:style-name="ce8">
            <text:p>10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348.8981491814557" table:formula="msoxl:=ABS(MAX(B2:B8)-B10-B11)" table:style-name="ce8">
            <text:p>4348.9</text:p>
          </table:table-cell>
          <table:table-cell office:value-type="float" office:value="10.339827717253598" table:formula="msoxl:=ABS(MAX(C2:C8)-C10-C11)" table:style-name="ce8">
            <text:p>10.3</text:p>
          </table:table-cell>
          <table:table-cell office:value-type="float" office:value="4348.8981491814557" table:formula="msoxl:=ABS(MAX(D2:D8)-D10-D11)" table:style-name="ce8">
            <text:p>4348.9</text:p>
          </table:table-cell>
          <table:table-cell office:value-type="float" office:value="47.220911151894597" table:formula="msoxl:=ABS(MAX(E2:E8)-E10-E11)" table:style-name="ce8">
            <text:p>47.2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88889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1944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75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8918.8" table:style-name="ce1">
            <text:p>1891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7" table:style-name="ce1">
            <text:p>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1410.3" table:style-name="ce1">
            <text:p>1141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.6" table:style-name="ce1">
            <text:p>1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24354.1" table:style-name="ce1">
            <text:p>2435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1" table:style-name="ce1">
            <text:p>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9595.5" table:style-name="ce1">
            <text:p>19595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8222.2" table:style-name="ce1">
            <text:p>1822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3" table:style-name="ce1">
            <text:p>1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9.4" table:style-name="ce1">
            <text:p>99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88889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1944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8" table:style-name="ce1">
            <text:p>5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8" table:style-name="ce1">
            <text:p>498</text:p>
          </table:table-cell>
          <table:table-cell office:value-type="float" office:value="-1" table:style-name="ce1">
            <text:p>-1</text:p>
          </table:table-cell>
          <table:table-cell office:value-type="float" office:value="307" table:style-name="ce1">
            <text:p>307</text:p>
          </table:table-cell>
          <table:table-cell office:value-type="float" office:value="373" table:style-name="ce1">
            <text:p>373</text:p>
          </table:table-cell>
          <table:table-cell office:value-type="float" office:value="-1" table:style-name="ce1">
            <text:p>-1</text:p>
          </table:table-cell>
          <table:table-cell office:value-type="float" office:value="196468" table:style-name="ce1">
            <text:p>1964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table:number-columns-repeated="16346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1" table:style-name="ce1">
            <text:p>3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-165" table:style-name="ce1">
            <text:p>-165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-196469" table:style-name="ce1">
            <text:p>-196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table:number-columns-repeated="16346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46" table:style-name="ce1">
            <text:p>6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8132" table:style-name="ce1">
            <text:p>81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6" table:style-name="ce1">
            <text:p>3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" table:style-name="ce1">
            <text:p>226</text:p>
          </table:table-cell>
          <table:table-cell office:value-type="float" office:value="0" table:style-name="ce1">
            <text:p>0</text:p>
          </table:table-cell>
          <table:table-cell office:value-type="float" office:value="1445" table:style-name="ce1">
            <text:p>14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85" table:style-name="ce1">
            <text:p>2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74" table:style-name="ce1">
            <text:p>-774</text:p>
          </table:table-cell>
          <table:table-cell office:value-type="float" office:value="0" table:style-name="ce1">
            <text:p>0</text:p>
          </table:table-cell>
          <table:table-cell office:value-type="float" office:value="-2602" table:style-name="ce1">
            <text:p>-2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6" table:style-name="ce1">
            <text:p>9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-1429" table:style-name="ce1">
            <text:p>-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46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06" table:style-name="ce1">
            <text:p>9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8771" table:style-name="ce1">
            <text:p>1987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27M52.000S" table:style-name="ce9">
            <text:p>10:27:52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27M52.000S" table:style-name="ce10">
            <text:p>10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28M22.000S" table:style-name="ce9">
            <text:p>10:28:22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28M22.000S" table:style-name="ce10">
            <text:p>10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28M52.000S" table:style-name="ce9">
            <text:p>10:28:52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28M52.000S" table:style-name="ce10">
            <text:p>10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29M22.000S" table:style-name="ce9">
            <text:p>10:29:22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29M22.000S" table:style-name="ce10">
            <text:p>10: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29M52.000S" table:style-name="ce9">
            <text:p>10:29:52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29M52.000S" table:style-name="ce10">
            <text:p>10: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0H30M22.000S" table:style-name="ce9">
            <text:p>10:30:22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30M22.000S" table:style-name="ce10">
            <text:p>10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0H30M52.000S" table:style-name="ce9">
            <text:p>10:30:52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30M52.000S" table:style-name="ce10">
            <text:p>10:30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88889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3.6" table:style-name="ce1">
            <text:p>3.6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95.1" table:style-name="ce1">
            <text:p>95.1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49.4" table:style-name="ce1">
            <text:p>49.4</text:p>
          </table:table-cell>
          <table:table-cell office:value-type="float" office:value="7.5" table:style-name="ce1">
            <text:p>7.5</text:p>
          </table:table-cell>
          <table:table-cell office:value-type="float" office:value="0.5" table:style-name="ce1">
            <text:p>0.5</text:p>
          </table:table-cell>
          <table:table-cell office:value-type="float" office:value="42.6" table:style-name="ce1">
            <text:p>42.6</text:p>
          </table:table-cell>
          <table:table-cell office:value-type="float" office:value="56.9" table:style-name="ce1">
            <text:p>56.9</text:p>
          </table:table-cell>
          <table:table-cell table:number-columns-repeated="1637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70.7" table:style-name="ce1">
            <text:p>70.7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8.7" table:style-name="ce1">
            <text:p>18.7</text:p>
          </table:table-cell>
          <table:table-cell office:value-type="float" office:value="81.2" table:style-name="ce1">
            <text:p>81.2</text:p>
          </table:table-cell>
          <table:table-cell table:number-columns-repeated="1637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58.6" table:style-name="ce1">
            <text:p>58.6</text:p>
          </table:table-cell>
          <table:table-cell office:value-type="float" office:value="18.8" table:style-name="ce1">
            <text:p>18.8</text:p>
          </table:table-cell>
          <table:table-cell office:value-type="float" office:value="0" table:style-name="ce1">
            <text:p>0</text:p>
          </table:table-cell>
          <table:table-cell office:value-type="float" office:value="22.6" table:style-name="ce1">
            <text:p>22.6</text:p>
          </table:table-cell>
          <table:table-cell office:value-type="float" office:value="77.400000000000006" table:style-name="ce1">
            <text:p>77.4</text:p>
          </table:table-cell>
          <table:table-cell table:number-columns-repeated="1637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54.6" table:style-name="ce1">
            <text:p>54.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73.5" table:style-name="ce1">
            <text:p>73.5</text:p>
          </table:table-cell>
          <table:table-cell table:number-columns-repeated="1637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50.9" table:style-name="ce1">
            <text:p>50.9</text:p>
          </table:table-cell>
          <table:table-cell office:value-type="float" office:value="11" table:style-name="ce1">
            <text:p>11</text:p>
          </table:table-cell>
          <table:table-cell office:value-type="float" office:value="0.2" table:style-name="ce1">
            <text:p>0.2</text:p>
          </table:table-cell>
          <table:table-cell office:value-type="float" office:value="37.9" table:style-name="ce1">
            <text:p>37.9</text:p>
          </table:table-cell>
          <table:table-cell office:value-type="float" office:value="61.9" table:style-name="ce1">
            <text:p>61.9</text:p>
          </table:table-cell>
          <table:table-cell table:number-columns-repeated="1637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114285714285714" table:style-name="ce1">
            <text:p>41.11428571</text:p>
          </table:table-cell>
          <table:table-cell office:value-type="float" office:value="9.6142857142857121" table:style-name="ce1">
            <text:p>9.614285714</text:p>
          </table:table-cell>
          <table:table-cell office:value-type="float" office:value="0.21428571428571427" table:style-name="ce1">
            <text:p>0.214285714</text:p>
          </table:table-cell>
          <table:table-cell office:value-type="float" office:value="49.042857142857137" table:style-name="ce1">
            <text:p>49.04285714</text:p>
          </table:table-cell>
          <table:table-cell office:value-type="float" office:value="50.728571428571435" table:style-name="ce1">
            <text:p>50.7285714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88889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3.3" table:style-name="ce1">
            <text:p>3.3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95.5" table:style-name="ce1">
            <text:p>95.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55.1" table:style-name="ce1">
            <text:p>55.1</text:p>
          </table:table-cell>
          <table:table-cell office:value-type="float" office:value="7.4" table:style-name="ce1">
            <text:p>7.4</text:p>
          </table:table-cell>
          <table:table-cell office:value-type="float" office:value="0.4" table:style-name="ce1">
            <text:p>0.4</text:p>
          </table:table-cell>
          <table:table-cell office:value-type="float" office:value="37.1" table:style-name="ce1">
            <text:p>37.1</text:p>
          </table:table-cell>
          <table:table-cell office:value-type="float" office:value="62.5" table:style-name="ce1">
            <text:p>62.5</text:p>
          </table:table-cell>
          <table:table-cell table:number-columns-repeated="1637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77.3" table:style-name="ce1">
            <text:p>77.3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12.4" table:style-name="ce1">
            <text:p>12.4</text:p>
          </table:table-cell>
          <table:table-cell office:value-type="float" office:value="87.7" table:style-name="ce1">
            <text:p>87.7</text:p>
          </table:table-cell>
          <table:table-cell table:number-columns-repeated="1637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63.8" table:style-name="ce1">
            <text:p>63.8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.5</text:p>
          </table:table-cell>
          <table:table-cell office:value-type="float" office:value="78.599999999999994" table:style-name="ce1">
            <text:p>78.6</text:p>
          </table:table-cell>
          <table:table-cell table:number-columns-repeated="1637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55.9" table:style-name="ce1">
            <text:p>55.9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.4" table:style-name="ce1">
            <text:p>0.4</text:p>
          </table:table-cell>
          <table:table-cell office:value-type="float" office:value="27.6" table:style-name="ce1">
            <text:p>27.6</text:p>
          </table:table-cell>
          <table:table-cell office:value-type="float" office:value="72" table:style-name="ce1">
            <text:p>72</text:p>
          </table:table-cell>
          <table:table-cell table:number-columns-repeated="1637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54.5" table:style-name="ce1">
            <text:p>54.5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67.8" table:style-name="ce1">
            <text:p>67.8</text:p>
          </table:table-cell>
          <table:table-cell table:number-columns-repeated="1637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4.328571428571422" table:style-name="ce1">
            <text:p>44.32857143</text:p>
          </table:table-cell>
          <table:table-cell office:value-type="float" office:value="9.0571428571428587" table:style-name="ce1">
            <text:p>9.057142857</text:p>
          </table:table-cell>
          <table:table-cell office:value-type="float" office:value="0.18571428571428572" table:style-name="ce1">
            <text:p>0.185714286</text:p>
          </table:table-cell>
          <table:table-cell office:value-type="float" office:value="46.457142857142863" table:style-name="ce1">
            <text:p>46.45714286</text:p>
          </table:table-cell>
          <table:table-cell office:value-type="float" office:value="53.385714285714286" table:style-name="ce1">
            <text:p>53.3857142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88889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3.8" table:style-name="ce1">
            <text:p>3.8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95.3" table:style-name="ce1">
            <text:p>95.3</text:p>
          </table:table-cell>
          <table:table-cell office:value-type="float" office:value="4.3999999999999995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49.5" table:style-name="ce1">
            <text:p>49.5</text:p>
          </table:table-cell>
          <table:table-cell office:value-type="float" office:value="7.1" table:style-name="ce1">
            <text:p>7.1</text:p>
          </table:table-cell>
          <table:table-cell office:value-type="float" office:value="0.3" table:style-name="ce1">
            <text:p>0.3</text:p>
          </table:table-cell>
          <table:table-cell office:value-type="float" office:value="43" table:style-name="ce1">
            <text:p>43</text:p>
          </table:table-cell>
          <table:table-cell office:value-type="float" office:value="56.6" table:style-name="ce1">
            <text:p>56.6</text:p>
          </table:table-cell>
          <table:table-cell table:number-columns-repeated="1637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17.8" table:style-name="ce1">
            <text:p>17.8</text:p>
          </table:table-cell>
          <table:table-cell office:value-type="float" office:value="82.199999999999989" table:style-name="ce1">
            <text:p>82.2</text:p>
          </table:table-cell>
          <table:table-cell table:number-columns-repeated="1637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61.2" table:style-name="ce1">
            <text:p>61.2</text:p>
          </table:table-cell>
          <table:table-cell office:value-type="float" office:value="19.3" table:style-name="ce1">
            <text:p>19.3</text:p>
          </table:table-cell>
          <table:table-cell office:value-type="float" office:value="0" table:style-name="ce1">
            <text:p>0</text:p>
          </table:table-cell>
          <table:table-cell office:value-type="float" office:value="19.5" table:style-name="ce1">
            <text:p>19.5</text:p>
          </table:table-cell>
          <table:table-cell office:value-type="float" office:value="80.5" table:style-name="ce1">
            <text:p>80.5</text:p>
          </table:table-cell>
          <table:table-cell table:number-columns-repeated="1637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58.1" table:style-name="ce1">
            <text:p>58.1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72.5" table:style-name="ce1">
            <text:p>72.5</text:p>
          </table:table-cell>
          <table:table-cell table:number-columns-repeated="1637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51.6" table:style-name="ce1">
            <text:p>51.6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.1" table:style-name="ce1">
            <text:p>0.1</text:p>
          </table:table-cell>
          <table:table-cell office:value-type="float" office:value="38.1" table:style-name="ce1">
            <text:p>38.1</text:p>
          </table:table-cell>
          <table:table-cell office:value-type="float" office:value="61.8" table:style-name="ce1">
            <text:p>61.8</text:p>
          </table:table-cell>
          <table:table-cell table:number-columns-repeated="1637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471428571428575" table:style-name="ce1">
            <text:p>42.47142857</text:p>
          </table:table-cell>
          <table:table-cell office:value-type="float" office:value="8.671428571428569" table:style-name="ce1">
            <text:p>8.671428571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48.742857142857147" table:style-name="ce1">
            <text:p>48.74285714</text:p>
          </table:table-cell>
          <table:table-cell office:value-type="float" office:value="51.142857142857146" table:style-name="ce1">
            <text:p>51.1428571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88889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27M52.000S" table:style-name="ce9">
            <text:p>10:27:52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96.1" table:style-name="ce1">
            <text:p>96.1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4298H28M22.000S" table:style-name="ce9">
            <text:p>10:28:22</text:p>
          </table:table-cell>
          <table:table-cell office:value-type="float" office:value="50.7" table:style-name="ce1">
            <text:p>50.7</text:p>
          </table:table-cell>
          <table:table-cell office:value-type="float" office:value="8.1" table:style-name="ce1">
            <text:p>8.1</text:p>
          </table:table-cell>
          <table:table-cell office:value-type="float" office:value="0.6" table:style-name="ce1">
            <text:p>0.6</text:p>
          </table:table-cell>
          <table:table-cell office:value-type="float" office:value="40.6" table:style-name="ce1">
            <text:p>40.6</text:p>
          </table:table-cell>
          <table:table-cell office:value-type="float" office:value="58.800000000000004" table:style-name="ce1">
            <text:p>58.8</text:p>
          </table:table-cell>
          <table:table-cell table:number-columns-repeated="16378"/>
        </table:table-row>
        <table:table-row table:style-name="ro1">
          <table:table-cell office:value-type="time" office:time-value="PT984298H28M52.000S" table:style-name="ce9">
            <text:p>10:28:52</text:p>
          </table:table-cell>
          <table:table-cell office:value-type="float" office:value="76.5" table:style-name="ce1">
            <text:p>76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.2" table:style-name="ce1">
            <text:p>0.2</text:p>
          </table:table-cell>
          <table:table-cell office:value-type="float" office:value="14.5" table:style-name="ce1">
            <text:p>14.5</text:p>
          </table:table-cell>
          <table:table-cell office:value-type="float" office:value="85.3" table:style-name="ce1">
            <text:p>85.3</text:p>
          </table:table-cell>
          <table:table-cell table:number-columns-repeated="16378"/>
        </table:table-row>
        <table:table-row table:style-name="ro1">
          <table:table-cell office:value-type="time" office:time-value="PT984298H29M22.000S" table:style-name="ce9">
            <text:p>10:29:22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15.6" table:style-name="ce1">
            <text:p>15.6</text:p>
          </table:table-cell>
          <table:table-cell office:value-type="float" office:value="0.5" table:style-name="ce1">
            <text:p>0.5</text:p>
          </table:table-cell>
          <table:table-cell office:value-type="float" office:value="19" table:style-name="ce1">
            <text:p>19</text:p>
          </table:table-cell>
          <table:table-cell office:value-type="float" office:value="80.5" table:style-name="ce1">
            <text:p>80.5</text:p>
          </table:table-cell>
          <table:table-cell table:number-columns-repeated="16378"/>
        </table:table-row>
        <table:table-row table:style-name="ro1">
          <table:table-cell office:value-type="time" office:time-value="PT984298H29M52.000S" table:style-name="ce9">
            <text:p>10:29:52</text:p>
          </table:table-cell>
          <table:table-cell office:value-type="float" office:value="56.8" table:style-name="ce1">
            <text:p>56.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27.1" table:style-name="ce1">
            <text:p>27.1</text:p>
          </table:table-cell>
          <table:table-cell office:value-type="float" office:value="72.900000000000006" table:style-name="ce1">
            <text:p>72.9</text:p>
          </table:table-cell>
          <table:table-cell table:number-columns-repeated="16378"/>
        </table:table-row>
        <table:table-row table:style-name="ro1">
          <table:table-cell office:value-type="time" office:time-value="PT984298H30M22.000S" table:style-name="ce9">
            <text:p>10:30:22</text:p>
          </table:table-cell>
          <table:table-cell office:value-type="float" office:value="52.7" table:style-name="ce1">
            <text:p>52.7</text:p>
          </table:table-cell>
          <table:table-cell office:value-type="float" office:value="9.6" table:style-name="ce1">
            <text:p>9.6</text:p>
          </table:table-cell>
          <table:table-cell office:value-type="float" office:value="0" table:style-name="ce1">
            <text:p>0</text:p>
          </table:table-cell>
          <table:table-cell office:value-type="float" office:value="37.6" table:style-name="ce1">
            <text:p>37.6</text:p>
          </table:table-cell>
          <table:table-cell office:value-type="float" office:value="62.300000000000004" table:style-name="ce1">
            <text:p>62.3</text:p>
          </table:table-cell>
          <table:table-cell table:number-columns-repeated="16378"/>
        </table:table-row>
        <table:table-row table:style-name="ro1">
          <table:table-cell office:value-type="time" office:time-value="PT984298H30M52.000S" table:style-name="ce9">
            <text:p>10:30: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514285714285712" table:style-name="ce1">
            <text:p>43.51428571</text:p>
          </table:table-cell>
          <table:table-cell office:value-type="float" office:value="8.3571428571428577" table:style-name="ce1">
            <text:p>8.357142857</text:p>
          </table:table-cell>
          <table:table-cell office:value-type="float" office:value="0.25714285714285717" table:style-name="ce1">
            <text:p>0.257142857</text:p>
          </table:table-cell>
          <table:table-cell office:value-type="float" office:value="47.828571428571422" table:style-name="ce1">
            <text:p>47.82857143</text:p>
          </table:table-cell>
          <table:table-cell office:value-type="float" office:value="51.871428571428574" table:style-name="ce1">
            <text:p>51.87142857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Afour</dc:creator>
    <meta:creation-date>2012-04-13T19:12:29Z</meta:creation-date>
    <dc:date>2012-04-13T06:45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60_Threads (KB/s) -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60_Threads (KB/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60_Threads (KB/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60_Threads -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60_Threads (Kbyte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60_Threads (Kbyte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6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